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89344BF5FEB524D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21.558cm" fo:margin-left="0.116cm" fo:margin-right="0.185cm" table:align="margins" style:writing-mode="lr-tb"/>
    </style:style>
    <style:style style:name="Tabla5.A" style:family="table-column">
      <style:table-column-properties style:column-width="21.558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1.558cm" fo:margin-left="0.116cm" fo:margin-right="0.185cm" table:align="margins" style:writing-mode="lr-tb"/>
    </style:style>
    <style:style style:name="Tabla6.A" style:family="table-column">
      <style:table-column-properties style:column-width="21.558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21.558cm" fo:margin-left="0.116cm" fo:margin-right="0.185cm" table:align="margins" style:writing-mode="lr-tb"/>
    </style:style>
    <style:style style:name="Tabla7.A" style:family="table-column">
      <style:table-column-properties style:column-width="21.558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1.558cm" fo:margin-left="0.116cm" fo:margin-right="0.185cm" table:align="margins" style:writing-mode="lr-tb"/>
    </style:style>
    <style:style style:name="Tabla8.A" style:family="table-column">
      <style:table-column-properties style:column-width="21.558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1.558cm" fo:margin-left="0.116cm" fo:margin-right="0.185cm" table:align="margins" style:writing-mode="lr-tb"/>
    </style:style>
    <style:style style:name="Tabla3.A" style:family="table-column">
      <style:table-column-properties style:column-width="21.55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21.558cm" fo:margin-left="0.116cm" fo:margin-right="0.185cm" table:align="margins" style:writing-mode="lr-tb"/>
    </style:style>
    <style:style style:name="Tabla2.A" style:family="table-column">
      <style:table-column-properties style:column-width="21.558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1.558cm" fo:margin-left="0.116cm" fo:margin-right="0.185cm" table:align="margins" style:writing-mode="lr-tb"/>
    </style:style>
    <style:style style:name="Tabla1.A" style:family="table-column">
      <style:table-column-properties style:column-width="21.55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1.558cm" fo:margin-left="0.116cm" fo:margin-right="0.185cm" table:align="margins" style:writing-mode="lr-tb"/>
    </style:style>
    <style:style style:name="Tabla4.A" style:family="table-column">
      <style:table-column-properties style:column-width="21.558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1.558cm" fo:margin-left="0.116cm" fo:margin-right="0.185cm" table:align="margins" style:writing-mode="lr-tb"/>
    </style:style>
    <style:style style:name="Tabla9.A" style:family="table-column">
      <style:table-column-properties style:column-width="21.558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1.558cm" fo:margin-left="0.116cm" fo:margin-right="0.185cm" table:align="margins" style:writing-mode="lr-tb"/>
    </style:style>
    <style:style style:name="Tabla10.A" style:family="table-column">
      <style:table-column-properties style:column-width="21.558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1.558cm" fo:margin-left="0.116cm" fo:margin-right="0.185cm" table:align="margins" style:writing-mode="lr-tb"/>
    </style:style>
    <style:style style:name="Tabla11.A" style:family="table-column">
      <style:table-column-properties style:column-width="21.558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1.558cm" fo:margin-left="0.116cm" fo:margin-right="0.185cm" table:align="margins" style:writing-mode="lr-tb"/>
    </style:style>
    <style:style style:name="Tabla12.A" style:family="table-column">
      <style:table-column-properties style:column-width="21.558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21.177cm" table:align="margins"/>
    </style:style>
    <style:style style:name="Tabla13.A" style:family="table-column">
      <style:table-column-properties style:column-width="7.059cm" style:rel-column-width="21845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1.177cm" table:align="margins"/>
    </style:style>
    <style:style style:name="Tabla14.A" style:family="table-column">
      <style:table-column-properties style:column-width="7.059cm" style:rel-column-width="21845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21.177cm" table:align="margins"/>
    </style:style>
    <style:style style:name="Tabla15.A" style:family="table-column">
      <style:table-column-properties style:column-width="7.059cm" style:rel-column-width="21845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2" style:family="table-row">
      <style:table-row-properties style:min-row-height="2.242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21.177cm" table:align="margins"/>
    </style:style>
    <style:style style:name="Tabla16.A" style:family="table-column">
      <style:table-column-properties style:column-width="7.059cm" style:rel-column-width="21845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C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21.177cm" table:align="margins"/>
    </style:style>
    <style:style style:name="Tabla17.A" style:family="table-column">
      <style:table-column-properties style:column-width="7.059cm" style:rel-column-width="21845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8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1c246" officeooo:paragraph-rsid="0071c24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1c246" officeooo:paragraph-rsid="00764a9c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1c246" officeooo:paragraph-rsid="007b9d12" style:font-size-asian="12pt" style:font-size-complex="12pt"/>
    </style:style>
    <style:style style:name="P18" style:family="paragraph" style:parent-style-name="Standard">
      <style:paragraph-properties fo:margin-left="0cm" fo:margin-right="0.159cm" fo:text-indent="0cm" style:auto-text-indent="false" style:snap-to-layout-grid="false"/>
      <style:text-properties fo:color="#0000ff" style:font-name="Arial1" fo:font-size="12pt" fo:font-weight="bold" officeooo:rsid="0071c246" officeooo:paragraph-rsid="0071c24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.159cm" fo:text-indent="0cm" style:auto-text-indent="false" style:snap-to-layout-grid="false"/>
      <style:text-properties fo:color="#0000ff" style:font-name="Arial1" fo:font-size="12pt" fo:font-weight="bold" officeooo:rsid="0071c246" officeooo:paragraph-rsid="00764a9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.159cm" fo:text-indent="0cm" style:auto-text-indent="false" style:snap-to-layout-grid="false"/>
      <style:text-properties fo:color="#0000ff" style:font-name="Arial1" fo:font-size="12pt" fo:font-weight="bold" officeooo:rsid="0071c246" officeooo:paragraph-rsid="007b9d1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70256c" officeooo:paragraph-rsid="0070256c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7588cb" officeooo:paragraph-rsid="007588cb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7b9d12" officeooo:paragraph-rsid="007b9d12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7588cb" officeooo:paragraph-rsid="007588cb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7b9d12" officeooo:paragraph-rsid="007b9d12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70256c" officeooo:paragraph-rsid="0070256c" style:font-size-asian="12pt" style:font-size-complex="12pt"/>
    </style:style>
    <style:style style:name="P2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0pt" officeooo:rsid="0069ce70" officeooo:paragraph-rsid="0069ce70" style:font-size-asian="10pt" style:font-size-complex="10pt"/>
    </style:style>
    <style:style style:name="P29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paragraph-rsid="0063f7af"/>
    </style:style>
    <style:style style:name="P30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rsid="0069ce70" officeooo:paragraph-rsid="0069ce70"/>
    </style:style>
    <style:style style:name="P31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34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35" style:family="paragraph" style:parent-style-name="Heading_20_2" style:list-style-name=""/>
    <style:style style:name="P36" style:family="paragraph" style:parent-style-name="Heading_20_2">
      <style:text-properties officeooo:rsid="006224d0" officeooo:paragraph-rsid="0063f7af"/>
    </style:style>
    <style:style style:name="P37" style:family="paragraph" style:parent-style-name="Heading_20_2">
      <style:paragraph-properties fo:break-before="page"/>
      <style:text-properties officeooo:rsid="0063f7af" officeooo:paragraph-rsid="0063f7af"/>
    </style:style>
    <style:style style:name="P38" style:family="paragraph" style:parent-style-name="Table_20_Contents">
      <style:paragraph-properties fo:text-align="justify" style:justify-single-word="false"/>
      <style:text-properties style:font-name="Ubuntu Mono" officeooo:rsid="0071c246" officeooo:paragraph-rsid="0071c246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Ubuntu Mono" officeooo:rsid="0071c246" officeooo:paragraph-rsid="0072fd4c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Ubuntu Mono" officeooo:rsid="0071c246" officeooo:paragraph-rsid="0073f4a1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Ubuntu Mono" officeooo:rsid="0071c246" officeooo:paragraph-rsid="00795ee4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Ubuntu Mono" officeooo:rsid="0071c246" officeooo:paragraph-rsid="007b9d12" style:font-size-complex="12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db26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d3d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d3dbf" style:font-weight-asian="normal" style:font-weight-complex="normal"/>
    </style:style>
    <style:style style:name="T11" style:family="text">
      <style:text-properties fo:font-weight="normal" officeooo:rsid="0064b6d5" style:font-weight-asian="normal" style:font-weight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officeooo:rsid="0063f7af" style:font-size-asian="10pt" style:font-size-complex="10pt"/>
    </style:style>
    <style:style style:name="T14" style:family="text">
      <style:text-properties officeooo:rsid="00664344"/>
    </style:style>
    <style:style style:name="T15" style:family="text">
      <style:text-properties officeooo:rsid="006bfa50"/>
    </style:style>
    <style:style style:name="T16" style:family="text">
      <style:text-properties officeooo:rsid="006db26e"/>
    </style:style>
    <style:style style:name="T17" style:family="text">
      <style:text-properties fo:color="#800000"/>
    </style:style>
    <style:style style:name="T18" style:family="text">
      <style:text-properties fo:color="#800000" officeooo:rsid="0072fd4c"/>
    </style:style>
    <style:style style:name="T19" style:family="text">
      <style:text-properties fo:color="#800000" officeooo:rsid="0077b738"/>
    </style:style>
    <style:style style:name="T20" style:family="text">
      <style:text-properties fo:color="#800000" officeooo:rsid="00795ee4"/>
    </style:style>
    <style:style style:name="T21" style:family="text">
      <style:text-properties fo:color="#000099"/>
    </style:style>
    <style:style style:name="T22" style:family="text">
      <style:text-properties fo:color="#000099" officeooo:rsid="0072fd4c"/>
    </style:style>
    <style:style style:name="T23" style:family="text">
      <style:text-properties fo:color="#000099" officeooo:rsid="0077b738"/>
    </style:style>
    <style:style style:name="T24" style:family="text">
      <style:text-properties fo:color="#000099" officeooo:rsid="00795ee4"/>
    </style:style>
    <style:style style:name="T25" style:family="text">
      <style:text-properties fo:color="#000099" officeooo:rsid="007b9d12"/>
    </style:style>
    <style:style style:name="T26" style:family="text">
      <style:text-properties fo:color="#006600"/>
    </style:style>
    <style:style style:name="T27" style:family="text">
      <style:text-properties fo:color="#006600" officeooo:rsid="0072fd4c"/>
    </style:style>
    <style:style style:name="T28" style:family="text">
      <style:text-properties fo:color="#006600" officeooo:rsid="0073f4a1"/>
    </style:style>
    <style:style style:name="T29" style:family="text">
      <style:text-properties fo:color="#006600" officeooo:rsid="0077b738"/>
    </style:style>
    <style:style style:name="T30" style:family="text">
      <style:text-properties fo:color="#006600" officeooo:rsid="0079e5e9"/>
    </style:style>
    <style:style style:name="T31" style:family="text">
      <style:text-properties officeooo:rsid="0072fd4c"/>
    </style:style>
    <style:style style:name="T32" style:family="text">
      <style:text-properties fo:color="#801900"/>
    </style:style>
    <style:style style:name="T33" style:family="text">
      <style:text-properties fo:color="#801900" fo:font-weight="bold" style:font-weight-asian="bold" style:font-weight-complex="bold"/>
    </style:style>
    <style:style style:name="T34" style:family="text">
      <style:text-properties officeooo:rsid="007b9d1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2"><text:span text:style-name="T7">UT</text:span><text:span text:style-name="T15">8</text:span><text:span text:style-name="T7">. Actividad </text:span><text:span text:style-name="T16">9</text:span></text:p>
      <text:h text:style-name="P32" text:outline-level="1"/>
      <text:h text:style-name="P32" text:outline-level="1"/>
      <text:h text:style-name="P32" text:outline-level="1"/>
      <text:h text:style-name="P33" text:outline-level="1">Supuesto</text:h>
      <text:h text:style-name="P34" text:outline-level="1">Etiquetado en SCE</text:h>
      <text:h text:style-name="P35" text:outline-level="2"/>
      <text:h text:style-name="P27" text:outline-level="2"/>
      <text:h text:style-name="P31" text:outline-level="2"/>
      <text:h text:style-name="P37" text:outline-level="2">Recursos</text:h>
      <text:list xml:id="list3822709332505864212" text:style-name="L1">
        <text:list-item>
          <text:p text:style-name="P29"><text:span text:style-name="T12">Artículo sobre e</text:span><text:span text:style-name="T13">tiquetado de cableado: </text:span><text:a xlink:type="simple" xlink:href="http://marismas-emtt.blogspot.com.es/2010/10/etiquetas-en-subsistema-horizontal.html" text:style-name="Internet_20_link" text:visited-style-name="Visited_20_Internet_20_Link"><text:span text:style-name="T13">http://marismas-emtt.blogspot.com.es/2010/10/etiquetas-en-subsistema-horizontal.html</text:span></text:a></text:p>
        </text:list-item>
        <text:list-item>
          <text:p text:style-name="P30"><text:span text:style-name="T13">A</text:span><text:span text:style-name="T12">puntes en wiki sobre etiquetado: </text:span><text:a xlink:type="simple" xlink:href="http://smr.iesharia.org/wiki/doku.php/rde:ut2:sce:administracion#etiquetado" text:style-name="Internet_20_link" text:visited-style-name="Visited_20_Internet_20_Link"><text:span text:style-name="T12">http://smr.iesharia.org/wiki/doku.php/rde:ut2:sce:administracion#etiquetado</text:span></text:a></text:p>
          <text:p text:style-name="P28"/>
        </text:list-item>
      </text:list>
      <text:h text:style-name="P36" text:outline-level="2">Enunciado</text:h>
      <text:p text:style-name="P6">Una planta de un instituto contiene 4 aulas. En cada aula hay 28 puestos. </text:p>
      <text:p text:style-name="P6"/>
      <text:p text:style-name="P4"><text:span text:style-name="T10">1) Si se instala </text:span><text:span text:style-name="T8">un armario de telecomunicaciones en cada aula</text:span><text:span text:style-name="T10"> para hacer las funciones de distribuidores de planta.</text:span></text:p>
      <text:p text:style-name="P4"><text:span text:style-name="T10">¿Cuantos </text:span>paneles de <text:span text:style-name="T8">parcheo</text:span><text:span text:style-name="T10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">24 tomas --------&gt; 1 parcheo</text:p>
            <text:p text:style-name="P21">56 tomas --------&gt; x parcheo</text:p>
            <text:p text:style-name="P21"/>
            <text:p text:style-name="P21">x = 56/24 = 2,3 -&gt; <text:span text:style-name="T17">3 parcheos en cada armario</text:span></text:p>
          </table:table-cell>
        </table:table-row>
      </table:table>
      <text:p text:style-name="P6"/>
      <text:p text:style-name="P4"><text:span text:style-name="T10">¿De </text:span><text:span text:style-name="T8">cuantas U</text:span><text:span text:style-name="T10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>56 tomas <text:s/>------&gt; 3u parcheo, 3u switches, 3u pasahilos, 1u tomas de corriente = 10u</text:p>
            <text:p text:style-name="P21">30% espacio libre = 0,3 x 10 = 3u</text:p>
            <text:p text:style-name="P21"/>
            <text:p text:style-name="P26">Total 13 u &lt;- tamaño mínimo rack</text:p>
          </table:table-cell>
        </table:table-row>
      </table:table>
      <text:p text:style-name="P6"/>
      <text:p text:style-name="P6">Explica cómo identificarías el primer y el último cable de cada uno de los armarios de telecomunicaciones siguiendo:</text:p>
      <text:p text:style-name="P6"/>
      <text:p text:style-name="P4"><text:span text:style-name="T10">a) Las recomendaciones de la </text:span><text:span text:style-name="T8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<text:s/></text:p>
            <table:table table:name="Tabla13" table:style-name="Tabla13">
              <table:table-column table:style-name="Tabla13.A" table:number-columns-repeated="3"/>
              <table:table-row>
                <table:table-cell table:style-name="Tabla13.A1" office:value-type="string">
                  <text:p text:style-name="P18">Aula</text:p>
                </table:table-cell>
                <table:table-cell table:style-name="Tabla13.A1" office:value-type="string">
                  <text:p text:style-name="P18"><text:s/>1ª toma</text:p>
                </table:table-cell>
                <table:table-cell table:style-name="Tabla13.C1" office:value-type="string">
                  <text:p text:style-name="P18">última toma</text:p>
                </table:table-cell>
              </table:table-row>
              <table:table-row>
                <table:table-cell table:style-name="Tabla13.A2" office:value-type="string">
                  <text:p text:style-name="P38">A1</text:p>
                </table:table-cell>
                <table:table-cell table:style-name="Tabla13.A2" office:value-type="string">
                  <text:p text:style-name="P38"><text:span text:style-name="T17">A1</text:span><text:span text:style-name="T21">1</text:span><text:span text:style-name="T26">01</text:span><text:span text:style-name="T17">A</text:span></text:p>
                  <text:p text:style-name="P38">A1 - Aula</text:p>
                  <text:p text:style-name="P38">1 <text:s/>- rack</text:p>
                  <text:p text:style-name="P38">01 - área de trabajo</text:p>
                  <text:p text:style-name="P38">A <text:s/>- toma</text:p>
                </table:table-cell>
                <table:table-cell table:style-name="Tabla13.C2" office:value-type="string">
                  <text:p text:style-name="P38">A1128B</text:p>
                </table:table-cell>
              </table:table-row>
              <table:table-row>
                <table:table-cell table:style-name="Tabla13.A2" office:value-type="string">
                  <text:p text:style-name="P38">A2</text:p>
                </table:table-cell>
                <table:table-cell table:style-name="Tabla13.A2" office:value-type="string">
                  <text:p text:style-name="P38"><text:span text:style-name="T17">A2</text:span><text:span text:style-name="T21">1</text:span><text:span text:style-name="T26">01</text:span><text:span text:style-name="T17">A</text:span></text:p>
                </table:table-cell>
                <table:table-cell table:style-name="Tabla13.C2" office:value-type="string">
                  <text:p text:style-name="P38">A2128B</text:p>
                </table:table-cell>
              </table:table-row>
              <table:table-row>
                <table:table-cell table:style-name="Tabla13.A2" office:value-type="string">
                  <text:p text:style-name="P38">A3</text:p>
                </table:table-cell>
                <table:table-cell table:style-name="Tabla13.A2" office:value-type="string">
                  <text:p text:style-name="P38"><text:span text:style-name="T17">A3</text:span><text:span text:style-name="T21">1</text:span><text:span text:style-name="T26">01</text:span><text:span text:style-name="T17">A</text:span></text:p>
                </table:table-cell>
                <table:table-cell table:style-name="Tabla13.C2" office:value-type="string">
                  <text:p text:style-name="P38">A3128B</text:p>
                </table:table-cell>
              </table:table-row>
              <table:table-row>
                <table:table-cell table:style-name="Tabla13.A2" office:value-type="string">
                  <text:p text:style-name="P38">A4</text:p>
                </table:table-cell>
                <table:table-cell table:style-name="Tabla13.A2" office:value-type="string">
                  <text:p text:style-name="P38"><text:span text:style-name="T17">A4</text:span><text:span text:style-name="T21">1</text:span><text:span text:style-name="T26">01</text:span><text:span text:style-name="T17">A</text:span></text:p>
                </table:table-cell>
                <table:table-cell table:style-name="Tabla13.C2" office:value-type="string">
                  <text:p text:style-name="P38">A4128B</text:p>
                </table:table-cell>
              </table:table-row>
            </table:table>
            <text:p text:style-name="P15"/>
            <text:p text:style-name="P15"/>
          </table:table-cell>
        </table:table-row>
      </table:table>
      <text:p text:style-name="P8"/>
      <text:p text:style-name="P4"><text:span text:style-name="T10">b) La </text:span><text:span text:style-name="T8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5"/>
            <table:table table:name="Tabla14" table:style-name="Tabla14">
              <table:table-column table:style-name="Tabla14.A" table:number-columns-repeated="3"/>
              <table:table-row>
                <table:table-cell table:style-name="Tabla14.A1" office:value-type="string">
                  <text:p text:style-name="P18">Aula</text:p>
                </table:table-cell>
                <table:table-cell table:style-name="Tabla14.A1" office:value-type="string">
                  <text:p text:style-name="P18"><text:s/>1ª toma</text:p>
                </table:table-cell>
                <table:table-cell table:style-name="Tabla14.C1" office:value-type="string">
                  <text:p text:style-name="P18">última toma</text:p>
                </table:table-cell>
              </table:table-row>
              <table:table-row>
                <table:table-cell table:style-name="Tabla14.A2" office:value-type="string">
                  <text:p text:style-name="P38">A1</text:p>
                </table:table-cell>
                <table:table-cell table:style-name="Tabla14.A2" office:value-type="string">
                  <text:p text:style-name="P38"><text:span text:style-name="T18">1</text:span><text:span text:style-name="T27">A</text:span><text:span text:style-name="T18">-</text:span><text:span text:style-name="T22">A</text:span><text:span text:style-name="T18">01</text:span></text:p>
                  <text:p text:style-name="P38">1 <text:s/>- <text:span text:style-name="T31">planta</text:span></text:p>
                  <text:p text:style-name="P38"><text:span text:style-name="T31">A</text:span> <text:s/>- rack</text:p>
                  <text:p text:style-name="P38"><text:span text:style-name="T31">A <text:s/>- parcheo</text:span></text:p>
                  <text:p text:style-name="P38"><text:span text:style-name="T31">01</text:span> - toma</text:p>
                </table:table-cell>
                <table:table-cell table:style-name="Tabla14.C2" office:value-type="string">
                  <text:p text:style-name="P39"><text:span text:style-name="T18">1</text:span><text:span text:style-name="T27">A</text:span><text:span text:style-name="T18">-</text:span><text:span text:style-name="T22">C</text:span><text:span text:style-name="T18">08</text:span></text:p>
                </table:table-cell>
              </table:table-row>
              <table:table-row>
                <table:table-cell table:style-name="Tabla14.A2" office:value-type="string">
                  <text:p text:style-name="P38">A2</text:p>
                </table:table-cell>
                <table:table-cell table:style-name="Tabla14.A2" office:value-type="string">
                  <text:p text:style-name="P40"><text:span text:style-name="T18">1</text:span><text:span text:style-name="T28">B</text:span><text:span text:style-name="T18">-</text:span><text:span text:style-name="T22">A</text:span><text:span text:style-name="T18">01</text:span></text:p>
                </table:table-cell>
                <table:table-cell table:style-name="Tabla14.C2" office:value-type="string">
                  <text:p text:style-name="P40"><text:span text:style-name="T18">1</text:span><text:span text:style-name="T28">B</text:span><text:span text:style-name="T18">-</text:span><text:span text:style-name="T22">C</text:span><text:span text:style-name="T18">08</text:span></text:p>
                </table:table-cell>
              </table:table-row>
              <table:table-row>
                <table:table-cell table:style-name="Tabla14.A2" office:value-type="string">
                  <text:p text:style-name="P38">A3</text:p>
                </table:table-cell>
                <table:table-cell table:style-name="Tabla14.A2" office:value-type="string">
                  <text:p text:style-name="P40"><text:span text:style-name="T18">1</text:span><text:span text:style-name="T28">C</text:span><text:span text:style-name="T18">-</text:span><text:span text:style-name="T22">A</text:span><text:span text:style-name="T18">01</text:span></text:p>
                </table:table-cell>
                <table:table-cell table:style-name="Tabla14.C2" office:value-type="string">
                  <text:p text:style-name="P40"><text:span text:style-name="T18">1</text:span><text:span text:style-name="T28">C</text:span><text:span text:style-name="T18">-</text:span><text:span text:style-name="T22">C</text:span><text:span text:style-name="T18">08</text:span></text:p>
                </table:table-cell>
              </table:table-row>
              <table:table-row>
                <table:table-cell table:style-name="Tabla14.A2" office:value-type="string">
                  <text:p text:style-name="P38">A4</text:p>
                </table:table-cell>
                <table:table-cell table:style-name="Tabla14.A2" office:value-type="string">
                  <text:p text:style-name="P40"><text:span text:style-name="T18">1</text:span><text:span text:style-name="T28">D</text:span><text:span text:style-name="T18">-</text:span><text:span text:style-name="T22">A</text:span><text:span text:style-name="T18">01</text:span></text:p>
                </table:table-cell>
                <table:table-cell table:style-name="Tabla14.C2" office:value-type="string">
                  <text:p text:style-name="P40"><text:span text:style-name="T18">1</text:span><text:span text:style-name="T28">D</text:span><text:span text:style-name="T18">-</text:span><text:span text:style-name="T22">C</text:span><text:span text:style-name="T18">08</text:span></text:p>
                </table:table-cell>
              </table:table-row>
            </table:table>
            <text:p text:style-name="P15"/>
            <text:p text:style-name="P15"/>
          </table:table-cell>
        </table:table-row>
      </table:table>
      <text:p text:style-name="P6"/>
      <text:p text:style-name="P6">2) Si se instala un único armario de telecomunicaciones que de servicio a todas las aulas para hacer las funciones de distribuidor de planta.</text:p>
      <text:p text:style-name="P4"><text:span text:style-name="T10">¿Cu</text:span><text:span text:style-name="T9">á</text:span><text:span text:style-name="T10">ntos </text:span>paneles de <text:span text:style-name="T8">parcheo</text:span><text:span text:style-name="T10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56 x 4 / 24 = 224/24 = 9,3 -&gt; <text:span text:style-name="T33">10 paneles de parcheo</text:span></text:p>
          </table:table-cell>
        </table:table-row>
      </table:table>
      <text:p text:style-name="P6"/>
      <text:p text:style-name="P4"><text:span text:style-name="T10">¿De </text:span><text:span text:style-name="T8">cu</text:span>á<text:span text:style-name="T8">ntas U</text:span><text:span text:style-name="T10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10 u -&gt; parcheos</text:p>
            <text:p text:style-name="P22">10 u -&gt; switches</text:p>
            <text:p text:style-name="P22">10 u -&gt; pasahilos</text:p>
            <text:p text:style-name="P22">2 <text:s/>u -&gt; tomas eléctricas (10/6 = 1,6 -&gt; 2)</text:p>
            <text:p text:style-name="P22">----</text:p>
            <text:p text:style-name="P22">32 u</text:p>
            <text:p text:style-name="P22"/>
            <text:p text:style-name="P22">10 u -&gt; 30% libre (0,3 x 32 = 9,6 -&gt; 10)</text:p>
            <text:p text:style-name="P22">----</text:p>
            <text:p text:style-name="P22"><text:span text:style-name="T33">42 u</text:span> </text:p>
          </table:table-cell>
        </table:table-row>
      </table:table>
      <text:p text:style-name="P8"/>
      <text:p text:style-name="P6">Explica cómo identificarías el primer y el último cable del armario de telecomunicaciones siguiendo:</text:p>
      <text:p text:style-name="P4"><text:span text:style-name="T10">a) Las recomendaciones de la </text:span><text:span text:style-name="T8">norma europea <text:s/>EN-50174-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/>
            <table:table table:name="Tabla15" table:style-name="Tabla15">
              <table:table-column table:style-name="Tabla15.A" table:number-columns-repeated="3"/>
              <table:table-row>
                <table:table-cell table:style-name="Tabla15.A1" office:value-type="string">
                  <text:p text:style-name="P19">Aula</text:p>
                </table:table-cell>
                <table:table-cell table:style-name="Tabla15.A1" office:value-type="string">
                  <text:p text:style-name="P19"><text:s/>1ª toma</text:p>
                </table:table-cell>
                <table:table-cell table:style-name="Tabla15.C1" office:value-type="string">
                  <text:p text:style-name="P19">última toma</text:p>
                </table:table-cell>
              </table:table-row>
              <table:table-row table:style-name="Tabla15.2">
                <table:table-cell table:style-name="Tabla15.A2" office:value-type="string">
                  <text:p text:style-name="P38">A1</text:p>
                </table:table-cell>
                <table:table-cell table:style-name="Tabla15.A2" office:value-type="string">
                  <text:p text:style-name="P38"><text:span text:style-name="T17">A1</text:span><text:span text:style-name="T21">1</text:span><text:span text:style-name="T26">01</text:span><text:span text:style-name="T17">A</text:span></text:p>
                  <text:p text:style-name="P38">A1 - Aula</text:p>
                  <text:p text:style-name="P38">1 <text:s/>- rack</text:p>
                  <text:p text:style-name="P38">01 - área de trabajo</text:p>
                  <text:p text:style-name="P38">A <text:s/>- toma</text:p>
                </table:table-cell>
                <table:table-cell table:style-name="Tabla15.C2" office:value-type="string">
                  <text:p text:style-name="P38">A1128B</text:p>
                </table:table-cell>
              </table:table-row>
              <table:table-row>
                <table:table-cell table:style-name="Tabla15.A2" office:value-type="string">
                  <text:p text:style-name="P38">A2</text:p>
                </table:table-cell>
                <table:table-cell table:style-name="Tabla15.A2" office:value-type="string">
                  <text:p text:style-name="P38"><text:span text:style-name="T17">A2</text:span><text:span text:style-name="T21">1</text:span><text:span text:style-name="T26">01</text:span><text:span text:style-name="T17">A</text:span></text:p>
                </table:table-cell>
                <table:table-cell table:style-name="Tabla15.C2" office:value-type="string">
                  <text:p text:style-name="P38">A2128B</text:p>
                </table:table-cell>
              </table:table-row>
              <table:table-row>
                <table:table-cell table:style-name="Tabla15.A2" office:value-type="string">
                  <text:p text:style-name="P38">A3</text:p>
                </table:table-cell>
                <table:table-cell table:style-name="Tabla15.A2" office:value-type="string">
                  <text:p text:style-name="P38"><text:span text:style-name="T17">A3</text:span><text:span text:style-name="T21">1</text:span><text:span text:style-name="T26">01</text:span><text:span text:style-name="T17">A</text:span></text:p>
                </table:table-cell>
                <table:table-cell table:style-name="Tabla15.C2" office:value-type="string">
                  <text:p text:style-name="P38">A3128B</text:p>
                </table:table-cell>
              </table:table-row>
              <table:table-row>
                <table:table-cell table:style-name="Tabla15.A2" office:value-type="string">
                  <text:p text:style-name="P38">A4</text:p>
                </table:table-cell>
                <table:table-cell table:style-name="Tabla15.A2" office:value-type="string">
                  <text:p text:style-name="P38"><text:span text:style-name="T17">A4</text:span><text:span text:style-name="T21">1</text:span><text:span text:style-name="T26">01</text:span><text:span text:style-name="T17">A</text:span></text:p>
                </table:table-cell>
                <table:table-cell table:style-name="Tabla15.C2" office:value-type="string">
                  <text:p text:style-name="P38">A4128B</text:p>
                </table:table-cell>
              </table:table-row>
            </table:table>
            <text:p text:style-name="P16"/>
            <text:p text:style-name="P16"/>
          </table:table-cell>
        </table:table-row>
      </table:table>
      <text:p text:style-name="P8"/>
      <text:p text:style-name="P4"><text:span text:style-name="T10">b) La </text:span><text:span text:style-name="T8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  <table:table table:name="Tabla16" table:style-name="Tabla16">
              <table:table-column table:style-name="Tabla16.A" table:number-columns-repeated="3"/>
              <table:table-row>
                <table:table-cell table:style-name="Tabla16.A1" office:value-type="string">
                  <text:p text:style-name="P19">Aula</text:p>
                </table:table-cell>
                <table:table-cell table:style-name="Tabla16.A1" office:value-type="string">
                  <text:p text:style-name="P19"><text:s/>1ª toma</text:p>
                </table:table-cell>
                <table:table-cell table:style-name="Tabla16.C1" office:value-type="string">
                  <text:p text:style-name="P19">última toma</text:p>
                </table:table-cell>
              </table:table-row>
              <table:table-row>
                <table:table-cell table:style-name="Tabla16.A2" office:value-type="string">
                  <text:p text:style-name="P38">A1</text:p>
                </table:table-cell>
                <table:table-cell table:style-name="Tabla16.A2" office:value-type="string">
                  <text:p text:style-name="P38"><text:span text:style-name="T18">1</text:span><text:span text:style-name="T27">A</text:span><text:span text:style-name="T18">-</text:span><text:span text:style-name="T22">A</text:span><text:span text:style-name="T18">01</text:span></text:p>
                  <text:p text:style-name="P38">1 <text:s/>- <text:span text:style-name="T31">planta</text:span></text:p>
                  <text:p text:style-name="P38"><text:span text:style-name="T31">A</text:span> <text:s/>- rack</text:p>
                  <text:p text:style-name="P38"><text:span text:style-name="T31">A <text:s/>- parcheo</text:span></text:p>
                  <text:p text:style-name="P38"><text:span text:style-name="T31">01</text:span> - toma</text:p>
                </table:table-cell>
                <table:table-cell table:style-name="Tabla16.C2" office:value-type="string">
                  <text:p text:style-name="P39"><text:span text:style-name="T18">1</text:span><text:span text:style-name="T27">A</text:span><text:span text:style-name="T18">-</text:span><text:span text:style-name="T22">C</text:span><text:span text:style-name="T18">08</text:span></text:p>
                </table:table-cell>
              </table:table-row>
              <table:table-row>
                <table:table-cell table:style-name="Tabla16.A2" office:value-type="string">
                  <text:p text:style-name="P38">A2</text:p>
                </table:table-cell>
                <table:table-cell table:style-name="Tabla16.A2" office:value-type="string">
                  <text:p text:style-name="P40"><text:span text:style-name="T18">1</text:span><text:span text:style-name="T29">A</text:span><text:span text:style-name="T18">-</text:span><text:span text:style-name="T23">C</text:span><text:span text:style-name="T18">0</text:span><text:span text:style-name="T19">9</text:span></text:p>
                </table:table-cell>
                <table:table-cell table:style-name="Tabla16.C2" office:value-type="string">
                  <text:p text:style-name="P40"><text:span text:style-name="T18">1</text:span><text:span text:style-name="T29">A</text:span><text:span text:style-name="T18">-</text:span><text:span text:style-name="T24">E</text:span><text:span text:style-name="T20">16</text:span></text:p>
                </table:table-cell>
              </table:table-row>
              <table:table-row>
                <table:table-cell table:style-name="Tabla16.A2" office:value-type="string">
                  <text:p text:style-name="P38">A3</text:p>
                </table:table-cell>
                <table:table-cell table:style-name="Tabla16.A2" office:value-type="string">
                  <text:p text:style-name="P41"><text:span text:style-name="T18">1</text:span><text:span text:style-name="T29">A</text:span><text:span text:style-name="T18">-</text:span><text:span text:style-name="T24">E</text:span><text:span text:style-name="T20">17</text:span></text:p>
                </table:table-cell>
                <table:table-cell table:style-name="Tabla16.C2" office:value-type="string">
                  <text:p text:style-name="P40"><text:span text:style-name="T18">1</text:span><text:span text:style-name="T30">A</text:span><text:span text:style-name="T18">-</text:span><text:span text:style-name="T24">G</text:span><text:span text:style-name="T20">24</text:span></text:p>
                </table:table-cell>
              </table:table-row>
              <table:table-row>
                <table:table-cell table:style-name="Tabla16.A2" office:value-type="string">
                  <text:p text:style-name="P38">A4</text:p>
                </table:table-cell>
                <table:table-cell table:style-name="Tabla16.A2" office:value-type="string">
                  <text:p text:style-name="P41"><text:span text:style-name="T18">1</text:span><text:span text:style-name="T30">A</text:span><text:span text:style-name="T18">-</text:span><text:span text:style-name="T24">H</text:span><text:span text:style-name="T20">01</text:span></text:p>
                </table:table-cell>
                <table:table-cell table:style-name="Tabla16.C2" office:value-type="string">
                  <text:p text:style-name="P40"><text:span text:style-name="T18">1</text:span><text:span text:style-name="T30">A</text:span><text:span text:style-name="T18">-</text:span><text:span text:style-name="T24">J</text:span><text:span text:style-name="T18">08</text:span></text:p>
                </table:table-cell>
              </table:table-row>
            </table:table>
            <text:p text:style-name="P16"/>
            <text:p text:style-name="P16"/>
          </table:table-cell>
        </table:table-row>
      </table:table>
      <text:p text:style-name="P10"/>
      <text:p text:style-name="P12">3) Las cuatro aulas están en dos edificios distintos. Dos en el módulo 1 de<text:span text:style-name="T14">l instituto</text:span> (M1) <text:s/>y las otras dos aulas en el modulo 2 (M2).</text:p>
      <text:p text:style-name="P3"><text:span text:style-name="T10">Si se instala un único armario de telecomunicaciones </text:span><text:span text:style-name="T11">en cada módulo</text:span></text:p>
      <text:p text:style-name="P5"><text:span text:style-name="T10">¿Cu</text:span><text:span text:style-name="T9">á</text:span><text:span text:style-name="T10">ntos </text:span>paneles de <text:span text:style-name="T8">parcheo</text:span><text:span text:style-name="T10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3">N Tomas = 56 x2 -&gt; 112 tomas</text:p>
            <text:p text:style-name="P23">112 / 24 = 4,6 -&gt; <text:span text:style-name="T32">5 parcheos</text:span></text:p>
          </table:table-cell>
        </table:table-row>
      </table:table>
      <text:p text:style-name="P7"/>
      <text:p text:style-name="P5"><text:span text:style-name="T10">¿De </text:span><text:span text:style-name="T8">cu</text:span>á<text:span text:style-name="T8">ntas U</text:span><text:span text:style-name="T10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5">5u -&gt; parcheos</text:p>
            <text:p text:style-name="P25">5u -&gt; switches</text:p>
            <text:p text:style-name="P25">5u -&gt; pasahilos</text:p>
            <text:p text:style-name="P25">1u -&gt; tomas </text:p>
            <text:p text:style-name="P25">---</text:p>
            <text:p text:style-name="P25">16u utilizadas</text:p>
            <text:p text:style-name="P25"/>
            <text:p text:style-name="P25"><text:s/>5u espacio libre (0,3 x 16 = 4,8 -&gt; 5)</text:p>
            <text:p text:style-name="P25">----</text:p>
            <text:p text:style-name="P25"><text:span text:style-name="T33">21u</text:span> </text:p>
          </table:table-cell>
        </table:table-row>
      </table:table>
      <text:p text:style-name="P9"/>
      <text:p text:style-name="P7">Explica cómo identificarías el primer y el último cable del armario de telecomunicaciones siguiendo:</text:p>
      <text:p text:style-name="P5"><text:span text:style-name="T10">a) Las recomendaciones de la </text:span><text:span text:style-name="T8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7"/>
            <table:table table:name="Tabla17" table:style-name="Tabla17">
              <table:table-column table:style-name="Tabla17.A" table:number-columns-repeated="3"/>
              <table:table-row>
                <table:table-cell table:style-name="Tabla17.A1" office:value-type="string">
                  <text:p text:style-name="P20">Aula</text:p>
                </table:table-cell>
                <table:table-cell table:style-name="Tabla17.A1" office:value-type="string">
                  <text:p text:style-name="P20"><text:s/>1ª toma</text:p>
                </table:table-cell>
                <table:table-cell table:style-name="Tabla17.C1" office:value-type="string">
                  <text:p text:style-name="P20">última toma</text:p>
                </table:table-cell>
              </table:table-row>
              <table:table-row>
                <table:table-cell table:style-name="Tabla17.A2" office:value-type="string">
                  <text:p text:style-name="P42">A1</text:p>
                </table:table-cell>
                <table:table-cell table:style-name="Tabla17.A2" office:value-type="string">
                  <text:p text:style-name="P42"><text:span text:style-name="T17">A1</text:span><text:span text:style-name="T21">1</text:span><text:span text:style-name="T26">01</text:span><text:span text:style-name="T17">A</text:span></text:p>
                  <text:p text:style-name="P42">A1 - Aula</text:p>
                  <text:p text:style-name="P42">1 <text:s/>- rack</text:p>
                  <text:p text:style-name="P42">01 - área de trabajo</text:p>
                  <text:p text:style-name="P42">A <text:s/>- toma</text:p>
                </table:table-cell>
                <table:table-cell table:style-name="Tabla17.C2" office:value-type="string">
                  <text:p text:style-name="P42">A1128B</text:p>
                </table:table-cell>
              </table:table-row>
              <table:table-row>
                <table:table-cell table:style-name="Tabla17.A2" office:value-type="string">
                  <text:p text:style-name="P42">A2</text:p>
                </table:table-cell>
                <table:table-cell table:style-name="Tabla17.A2" office:value-type="string">
                  <text:p text:style-name="P42"><text:span text:style-name="T17">A2</text:span><text:span text:style-name="T21">1</text:span><text:span text:style-name="T26">01</text:span><text:span text:style-name="T17">A</text:span></text:p>
                </table:table-cell>
                <table:table-cell table:style-name="Tabla17.C2" office:value-type="string">
                  <text:p text:style-name="P42">A2128B</text:p>
                </table:table-cell>
              </table:table-row>
              <table:table-row>
                <table:table-cell table:style-name="Tabla17.A2" office:value-type="string">
                  <text:p text:style-name="P42">A3</text:p>
                </table:table-cell>
                <table:table-cell table:style-name="Tabla17.A2" office:value-type="string">
                  <text:p text:style-name="P42"><text:span text:style-name="T17">A3</text:span><text:span text:style-name="T25">2</text:span><text:span text:style-name="T26">01</text:span><text:span text:style-name="T17">A</text:span></text:p>
                </table:table-cell>
                <table:table-cell table:style-name="Tabla17.C2" office:value-type="string">
                  <text:p text:style-name="P42">A3<text:span text:style-name="T34">2</text:span>28B</text:p>
                </table:table-cell>
              </table:table-row>
              <table:table-row>
                <table:table-cell table:style-name="Tabla17.A2" office:value-type="string">
                  <text:p text:style-name="P42">A4</text:p>
                </table:table-cell>
                <table:table-cell table:style-name="Tabla17.A2" office:value-type="string">
                  <text:p text:style-name="P42"><text:span text:style-name="T17">A4</text:span><text:span text:style-name="T25">2</text:span><text:span text:style-name="T26">01</text:span><text:span text:style-name="T17">A</text:span></text:p>
                </table:table-cell>
                <table:table-cell table:style-name="Tabla17.C2" office:value-type="string">
                  <text:p text:style-name="P42">A4<text:span text:style-name="T34">2</text:span>28B</text:p>
                </table:table-cell>
              </table:table-row>
            </table:table>
            <text:p text:style-name="P17"/>
            <text:p text:style-name="P17"/>
          </table:table-cell>
        </table:table-row>
      </table:table>
      <text:p text:style-name="P9"/>
      <text:p text:style-name="P5"><text:span text:style-name="T10">b) La </text:span><text:span text:style-name="T8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family="'Ubuntu Mono'" style:font-pitch="fixed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db26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9</text:span><text:span text:style-name="MT4">. </text:span><text:span text:style-name="MT5">Supuesto práctico. Etiquetado en SCE<text:tab/></text:span><text:span text:style-name="MT6"><text:tab/></text:span><text:span text:style-name="MT6"><draw:frame draw:style-name="Mfr1" draw:name="gráficos7" text:anchor-type="as-char" svg:width="2.335cm" svg:height="0.818cm" draw:z-index="0"><draw:image xlink:href="Pictures/10000201000001930000008D89344BF5FEB524D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6-01T13:04:02.436703812</dc:date>
    <meta:editing-duration>PT13H28M54S</meta:editing-duration>
    <meta:editing-cycles>81</meta:editing-cycles>
    <meta:generator>LibreOffice/5.1.6.2$Linux_X86_64 LibreOffice_project/10m0$Build-2</meta:generator>
    <meta:document-statistic meta:table-count="17" meta:image-count="1" meta:object-count="0" meta:page-count="1" meta:paragraph-count="153" meta:word-count="567" meta:character-count="2997" meta:non-whitespace-character-count="2556"/>
  </office:meta>
</office:document-meta>
</file>